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Cambria2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4cm"/>
    </style:style>
    <style:style style:name="co2" style:family="table-column">
      <style:table-column-properties fo:break-before="auto" style:column-width="3.865cm"/>
    </style:style>
    <style:style style:name="co3" style:family="table-column">
      <style:table-column-properties fo:break-before="auto" style:column-width="3.798cm"/>
    </style:style>
    <style:style style:name="co4" style:family="table-column">
      <style:table-column-properties fo:break-before="auto" style:column-width="8.167cm"/>
    </style:style>
    <style:style style:name="co5" style:family="table-column">
      <style:table-column-properties fo:break-before="auto" style:column-width="0.335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7.303cm"/>
    </style:style>
    <style:style style:name="co9" style:family="table-column">
      <style:table-column-properties fo:break-before="auto" style:column-width="8.497cm"/>
    </style:style>
    <style:style style:name="co10" style:family="table-column">
      <style:table-column-properties fo:break-before="auto" style:column-width="3.083cm"/>
    </style:style>
    <style:style style:name="co11" style:family="table-column">
      <style:table-column-properties fo:break-before="auto" style:column-width="3.932cm"/>
    </style:style>
    <style:style style:name="co12" style:family="table-column">
      <style:table-column-properties fo:break-before="auto" style:column-width="4.357cm"/>
    </style:style>
    <style:style style:name="co13" style:family="table-column">
      <style:table-column-properties fo:break-before="auto" style:column-width="5.609cm"/>
    </style:style>
    <style:style style:name="co14" style:family="table-column">
      <style:table-column-properties fo:break-before="auto" style:column-width="4.117cm"/>
    </style:style>
    <style:style style:name="co15" style:family="table-column">
      <style:table-column-properties fo:break-before="auto" style:column-width="3.967cm"/>
    </style:style>
    <style:style style:name="co16" style:family="table-column">
      <style:table-column-properties fo:break-before="auto" style:column-width="2.794cm"/>
    </style:style>
    <style:style style:name="co17" style:family="table-column">
      <style:table-column-properties fo:break-before="auto" style:column-width="13.513cm"/>
    </style:style>
    <style:style style:name="co18" style:family="table-column">
      <style:table-column-properties fo:break-before="auto" style:column-width="3.93cm"/>
    </style:style>
    <style:style style:name="co19" style:family="table-column">
      <style:table-column-properties fo:break-before="auto" style:column-width="3.406cm"/>
    </style:style>
    <style:style style:name="co20" style:family="table-column">
      <style:table-column-properties fo:break-before="auto" style:column-width="0.439cm"/>
    </style:style>
    <style:style style:name="co21" style:family="table-column">
      <style:table-column-properties fo:break-before="auto" style:column-width="9.878cm"/>
    </style:style>
    <style:style style:name="co22" style:family="table-column">
      <style:table-column-properties fo:break-before="auto" style:column-width="3.175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79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3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6" style:family="table-cell" style:parent-style-name="Default" style:data-style-name="N0">
      <style:table-cell-properties fo:background-color="#b6d7a8" fo:border="0.06pt solid #000000" style:vertical-align="middle"/>
      <style:text-properties fo:color="#000000" style:text-outline="false" style:text-line-through-style="none" style:text-line-through-type="none" style:font-name="Cambri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mbria2" style:font-size-asian="7pt" style:language-asian="zh" style:country-asian="CN" style:font-style-asian="normal" style:font-weight-asian="normal" style:font-name-complex="Cambria2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1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68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" style:font-name-complex="Ari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mbria" style:font-name-asian="Cambria" style:font-name-complex="Cambria"/>
    </style:style>
    <style:style style:name="T4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  <style:style style:name="T6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ambria" style:font-name-complex="Cambria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4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3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5|knows_shield_3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6|knows_shield_5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itm_rohirrim_throwing_axe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itm_rohirrim_throwing_axe,],attr_tier_5,wp_tier_5,knows_common|knows_athletics_5|knows_power_strike_3|knows_ironflesh_6|knows_shield_5|knows_power_throw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6|knows_power_strike_4|knows_ironflesh_6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7|knows_power_strike_5|knows_ironflesh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8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hood_grey_bad,itm_mail_coif,</text:p>
          </table:table-cell>
          <table:table-cell table:style-name="ce12" office:value-type="string" calcext:value-type="string">
            <text:p>itm_north_leather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er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" calcext:value-type="string">
            <text:p>["i1_dale_militia","Dale_Militiaman","Dale_Militia"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itm_mail_coif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mail_coif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mail_coif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4">knows_common|knows_ironflesh_2|knows_power_draw_2|knows_power_strike_1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4">knows_common|knows_ironflesh_3|knows_power_draw_3|knows_power_strike_2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str_19|agi_18| int_8| cha_8|level(33)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itm_mail_coif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swadian_face_young_1,swadian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_big, itm_javelin_bi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8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_big, itm_javelin_big,itm_north_round_shield, itm_dale_shield_c,itm_dale_shield_c_good,itm_dale_warhorse,],attr_tier_5,wp_tier_5,knows_common|knows_riding_8|knows_shield_5|knows_ironflesh_3|knows_power_strike_3|knows_power_throw_6|knows_horse_archery_8,nord_face_middle_1,nord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_big, itm_javelin_big,itm_north_round_shield, itm_dale_shield_c,itm_dale_shield_c_good,itm_dale_warhorse,],attr_tier_5,wp_tier_5,knows_common|knows_riding_8|knows_shield_5|knows_ironflesh_3|knows_power_strike_3|knows_power_throw_6|knows_horse_archery_8,nord_face_middle_1,nord_face_older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 itm_rhun_helm_leather,itm_rhun_helm_round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3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" calcext:value-type="string">
            <text:p>["ac3_rhun_horse_archer","Rhun_Horse_Archer","Rhun_Horse_Archers"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, itm_rhun_helm_leather_good,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round_good, itm_rhun_helm_barbed_good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2|knows_power_strike_2|knows_power_throw_4|knows_power_draw_4|knows_riding_6|knows_horse_archery_7 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ironflesh_2|knows_power_strike_2|knows_power_throw_4|knows_power_draw_4|knows_riding_6|knows_horse_archery_7 ,rhun_man1,rhun_man2]," calcext:value-type="string">
            <text:p>["ac5_rhun_balchoth_horse_archer","Balchoth_Horse_Archer","Balchoth_Horse_Archers"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ironflesh_2|knows_power_strike_2|knows_power_throw_4|knows_power_draw_4|knows_riding_6|knows_horse_archery_7 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bad, itm_rhun_helm_horde_bad, itm_rhun_helm_round_bad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, itm_rhun_helm_horde, 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itm_rhun_shield, 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good,itm_rhun_helm_horde_good,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itm_rhun_helm_horde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, itm_rhun_helm_horde, 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 itm_rhun_helm_pot_good, itm_rhun_helm_horde_good,</text:p>
          </table:table-cell>
          <table:table-cell table:style-name="ce12" office:value-type="string" calcext:value-type="string">
            <text:p>itm_rhun_armor_g_good,itm_rhun_armor_h_good,itm_rhun_armor_p_bad,itm_rhun_armor_k_ba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warpick, itm_rhun_mangler, itm_rhun_glaive, itm_rhun_battleaxe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,itm_rhun_helm_round,itm_rhun_helm_pot_ba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 </text:p>
          </table:table-cell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_good,itm_rhun_helm_barbed,itm_rhun_helm_pot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itm_rhun_helm_pot_good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hieftain,</text:p>
          </table:table-cell>
          <table:table-cell table:style-name="ce12" office:value-type="string" calcext:value-type="string">
            <text:p>itm_rhun_armor_p_good,itm_rhun_armor_k_goo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ironflesh_5|knows_power_strike_6|knows_riding_7 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5|knows_power_strike_6|knows_riding_7 ,rhun_man1,rhun_man2]," calcext:value-type="string">
            <text:p>["c6_rhun_warlord","Warlord_of_Rhun","Warlords_of_Rhun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5|knows_power_strike_6|knows_riding_7 ,rhun_man1,rhun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4|knows_shield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5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6|knows_shield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7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5|knows_shield_4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6|knows_shield_5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7|knows_shield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4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8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5|knows_shield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7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9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| tfg_armor| tfg_boots| tfg_horse</text:span>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_bad, 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warhorse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warhorse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_heavy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_heavy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itm_gondor_citadel_sword,itm_gondor_2h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armor| tfg_helm| tfg_boots,0,0,fac_gondor,[itm_gondor_leader_helm,itm_gon_steward_guard,itm_mail_mittens,itm_gondor_heavy_greaves,itm_gondor_tower_spear,itm_gondor_citadel_sword,itm_gondor_2h_sword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armor| tfg_helm| tfg_boots,0,0,fac_gondor,[itm_gondor_leader_helm,itm_gon_steward_guard,itm_mail_mittens,itm_gondor_heavy_greaves,itm_gondor_tower_spear,itm_gondor_citadel_sword,itm_gondor_2h_sword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itm_leather_boot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(itm_gon_ranger_skirt, imod_reinforced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46" office:value-type="string" calcext:value-type="string">
            <text:p>(itm_gon_ranger_skirt, imod_lordly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power_throw_1|knows_weapon_master_1|knows_shield_4|knows_athletics_1|knows_trainer_1|knows_tactics_2|knows_spotting_1|knows_inventory_management_1|knows_leadership_1|knows_trade_2 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4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itm_mail_coif_good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2h_sword,itm_gondor_2h_sword,itm_loss_war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woodelf_leather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46" office:value-type="string" calcext:value-type="string">
            <text:p>itm_woodelf_leather_boots,itm_lorien_boots,</text:p>
          </table:table-cell>
          <table:table-cell table:style-name="ce13" office:value-type="string" calcext:value-type="string">
            <text:p>itm_regular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46" office:value-type="string" calcext:value-type="string">
            <text:p>itm_woodelf_leather_boots,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itm_woodelf_boots_good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shield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shield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shield_5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1">
          <table:table-cell table:number-columns-repeated="5"/>
          <table:table-cell table:style-name="ce4"/>
          <table:table-cell table:number-columns-repeated="5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itm_woodelf_leather_boots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itm_woodelf_leather_boot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itm_woodelf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woodelf_leather_boots_good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woodelf_leather_boots_good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<text:span text:style-name="T1">tf_woodelf| tfg_shield| </text:span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<text:span text:style-name="T2">itm_mirkwood_helm_a_good,itm_mirkwood_helm_b,</text:span><text:span text:style-name="T3">itm_hood_green,</text:span>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/>
          <table:table-cell table:style-name="ce13" office:value-type="string" calcext:value-type="string">
            <text:p>itm_mirkwood_boots,itm_woodelf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1|knows_shield_1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woodelf_leather_boots_good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6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3" office:value-type="string" calcext:value-type="string">
            <text:p>itm_rohan_shoes,itm_leather_boots_dark_bad,itm_woodelf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itm_woodelf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itm_woodelf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woodelf_leather_boots_good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woodelf_leather_boots_good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</text:span>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strike_5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athletics_5|knows_shield_5</text:span>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strike_6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strike_6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lordly,itm_riv_knight_good,itm_riv_surcoat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athletics_5|knows_shield_6</text:span>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surcoat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lorien_bow_reward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horse_archery_6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itm_lorien_bow_reward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" calcext:value-type="string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itm_lorien_bow_reward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cloak, itm_riv_knight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9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(itm_lorien_bow_reward, imod_balanced)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(itm_lorien_bow_reward, imod_balanced)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light_a_cloak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light_a_cloak, itm_leather_gloves,itm_leather_boots_dark_bad,itm_short_bow,itm_arrows,itm_arnor_sword_f,],attr_tier_1,wp_tier_2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light_a_cloak, itm_leather_gloves,itm_leather_boots_dark_bad,itm_short_bow,itm_arrows,itm_arnor_sword_f,],attr_tier_1,wp_tier_2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light_a_good_cloak, itm_arnor_med_a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3|knows_power_draw_2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light_a_good_cloak, itm_arnor_med_a_cloak,itm_leather_gloves,itm_leather_boots,itm_leather_boots_dark_bad,itm_regular_bow,itm_arrows,itm_arnor_sword_f,],attr_tier_2,wp_tier_3,knows_common|knows_ironflesh_2|knows_power_strike_3|knows_power_draw_2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light_a_good_cloak, itm_arnor_med_a_cloak,itm_leather_gloves,itm_leather_boots,itm_leather_boots_dark_bad,itm_regular_bow,itm_arrows,itm_arnor_sword_f,],attr_tier_2,wp_tier_3,knows_common|knows_ironflesh_2|knows_power_strike_3|knows_power_draw_2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a, itm_arnor_helm_b_bad,itm_mail_coif,</text:p>
          </table:table-cell>
          <table:table-cell table:style-name="ce12" office:value-type="string" calcext:value-type="string">
            <text:p>itm_arnor_light_b_good,itm_arnor_med_a_good, itm_arnor_med_b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1">knows_common|knows_athletics_4|knows_shield_3</text:span>|knows_power_strike_3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a, itm_arnor_helm_b_bad,itm_mail_coif,itm_arnor_light_b_good,itm_arnor_med_a_good, itm_arnor_med_b_bad,itm_leather_gloves,itm_leather_boots, itm_leather_boots_dark,itm_arnor_sword_f,itm_arnor_sword_a,itm_arnor_shield_a,],attr_tier_3,wp_tier_4,knows_common|knows_athletics_4|knows_shield_3|knows_power_strike_3|knows_ironflesh_4,arnor_face_middle_1,arnor_face_middle_2]," calcext:value-type="string">
            <text:p>["i3_arnor_swordsman","Dunedain_Swordsman","Dunedain_Swordsmen",tf_dunedain| tfg_armor| tfg_helm| tfg_boots,0,0,fac_imladris,[itm_arnor_helm_a, itm_arnor_helm_b_bad,itm_mail_coif,itm_arnor_light_b_good,itm_arnor_med_a_good, itm_arnor_med_b_bad,itm_leather_gloves,itm_leather_boots, itm_leather_boots_dark,itm_arnor_sword_f,itm_arnor_sword_a,itm_arnor_shield_a,],attr_tier_3,wp_tier_4,knows_common|knows_athletics_4|knows_shield_3|knows_power_strike_3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a_good, itm_arnor_helm_b,itm_mail_coif_good,</text:p>
          </table:table-cell>
          <table:table-cell table:style-name="ce12" office:value-type="string" calcext:value-type="string">
            <text:p>itm_arnor_med_b_good, itm_arnor_heavy_bad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5|knows_shield_4</text:span>|knows_power_strike_4|knows_ironflesh_5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a_good, itm_arnor_helm_b,itm_mail_coif_good,itm_arnor_med_b_good, itm_arnor_heavy_bad, itm_leather_gloves,itm_leather_boots, itm_leather_boots_dark,itm_arnor_sword_a,itm_arnor_shield_a,],attr_elf_tier_4,wp_elf_tier_3,knows_common|knows_athletics_5|knows_shield_4|knows_power_strike_4|knows_ironflesh_5,arnor_face_middle_1,arnor_face_middle_2]," calcext:value-type="string">
            <text:p>["i4_arnor_vet_swordsman","Dunedain_Veteran_Swordsman","Dunedain_Veteran_Swordsmen",tf_dunedain| tfg_gloves| tfg_armor| tfg_helm| tfg_boots,0,0,fac_imladris,[itm_arnor_helm_a_good, itm_arnor_helm_b,itm_mail_coif_good,itm_arnor_med_b_good, itm_arnor_heavy_bad, itm_leather_gloves,itm_leather_boots, itm_leather_boots_dark,itm_arnor_sword_a,itm_arnor_shield_a,],attr_elf_tier_4,wp_elf_tier_3,knows_common|knows_athletics_5|knows_shield_4|knows_power_strike_4|knows_ironflesh_5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heavy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itm_arnor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4</text:p>
          </table:table-cell>
          <table:table-cell table:style-name="ce25" office:value-type="string" calcext:value-type="string">
            <text:p><text:span text:style-name="T1">knows_common|knows_athletics_5|knows_shield_5</text:span>|knows_power_strike_6|knows_ironflesh_7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arnor_helm_c,itm_arnor_heavy_cloak,itm_mail_mittens,itm_arnor_greaves,itm_arnor_sword_c,itm_arnor_sword_a,itm_arnor_shield_a,itm_arnor_shield_c,],attr_elf_tier_5,wp_elf_tier_4,knows_common|knows_athletics_5|knows_shield_5|knows_power_strike_6|knows_ironflesh_7,arnor_face_older_1,arnor_face_older_2]," calcext:value-type="string">
            <text:p>["i5_arnor_champion","Champion_of_Arnor","Champions_of_Arnor",tf_dunedain| tfg_gloves| tfg_shield| tfg_armor| tfg_helm| tfg_boots,0,0,fac_imladris,[itm_arnor_helm_c,itm_arnor_heavy_cloak,itm_mail_mittens,itm_arnor_greaves,itm_arnor_sword_c,itm_arnor_sword_a,itm_arnor_shield_a,itm_arnor_shield_c,],attr_elf_tier_5,wp_elf_tier_4,knows_common|knows_athletics_5|knows_shield_5|knows_power_strike_6|knows_ironflesh_7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_good,itm_mail_coif_good,</text:p>
          </table:table-cell>
          <table:table-cell table:style-name="ce12" office:value-type="string" calcext:value-type="string">
            <text:p>itm_arnor_heavy, itm_arnor_med_b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riding_4|knows_shield_2</text:span>|knows_athletics_4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_good,itm_mail_coif_good,itm_arnor_heavy, itm_arnor_med_b_good, itm_mail_mittens,itm_arnor_greaves,itm_arnor_sword_a,itm_arnor_shield_c,itm_dunedain_warhorse,],attr_elf_tier_4,wp_elf_tier_3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_good,itm_mail_coif_good,itm_arnor_heavy, itm_arnor_med_b_good, itm_mail_mittens,itm_arnor_greaves,itm_arnor_sword_a,itm_arnor_shield_c,itm_dunedain_warhorse,],attr_elf_tier_4,wp_elf_tier_3,knows_common|knows_riding_4|knows_shield_2|knows_athletics_4|knows_power_strike_6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_good,</text:p>
          </table:table-cell>
          <table:table-cell table:style-name="ce12" office:value-type="string" calcext:value-type="string">
            <text:p>itm_arnor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dunedain_warhorse_heavy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strike_7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arnor_helm_c_good,itm_arnor_heavy_good,itm_mail_mittens,itm_arnor_greaves,itm_leather_boots_dark,itm_lance,itm_arnor_sword_c,itm_arnor_shield_c,itm_dunedain_warhorse_heavy,],attr_elf_tier_5,wp_elf_tier_4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arnor_helm_c_good,itm_arnor_heavy_good,itm_mail_mittens,itm_arnor_greaves,itm_leather_boots_dark,itm_lance,itm_arnor_sword_c,itm_arnor_shield_c,itm_dunedain_warhorse_heavy,],attr_elf_tier_5,wp_elf_tier_4,knows_common|knows_riding_5|knows_shield_3|knows_athletics_5|knows_power_strike_7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med_a_good_cloak, itm_arnor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<text:span text:style-name="T1">knows_common|knows_athletics_6|knows_shield_2</text:span>|knows_power_draw_3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med_a_good_cloak, itm_arnor_light_b_cloak,itm_leather_gloves,itm_leather_boots,itm_leather_boots_dark_bad,itm_elven_bow,itm_ithilien_arrows,itm_arnor_sword_f,itm_riv_spear,itm_arnor_shield_a,],attr_tier_3,wp_archery(170)|wp(170),knows_common|knows_athletics_6|knows_shield_2|knows_power_draw_3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med_a_good_cloak, itm_arnor_light_b_cloak,itm_leather_gloves,itm_leather_boots,itm_leather_boots_dark_bad,itm_elven_bow,itm_ithilien_arrows,itm_arnor_sword_f,itm_riv_spear,itm_arnor_shield_a,],attr_tier_3,wp_archery(170)|wp(170),knows_common|knows_athletics_6|knows_shield_2|knows_power_draw_3|knows_power_strike_4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light_b_good_cloak, itm_arnor_med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<text:span text:style-name="T1">knows_common|knows_athletics_6|knows_shield_3</text:span>|knows_power_draw_4|knows_power_strike_4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light_b_good_cloak, itm_arnor_med_b_cloak,itm_leather_gloves,itm_leather_boots,itm_leather_boots_dark_bad,itm_elven_bow,itm_ithilien_arrows,itm_arnor_sword_f,itm_riv_spear,itm_arnor_shield_a,],attr_elf_tier_4,wp(220),knows_common|knows_athletics_6|knows_shield_3|knows_power_draw_4|knows_power_strike_4|knows_ironflesh_5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light_b_good_cloak, itm_arnor_med_b_cloak,itm_leather_gloves,itm_leather_boots,itm_leather_boots_dark_bad,itm_elven_bow,itm_ithilien_arrows,itm_arnor_sword_f,itm_riv_spear,itm_arnor_shield_a,],attr_elf_tier_4,wp(220),knows_common|knows_athletics_6|knows_shield_3|knows_power_draw_4|knows_power_strike_4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_bad,</text:p>
          </table:table-cell>
          <table:table-cell table:style-name="ce12" office:value-type="string" calcext:value-type="string">
            <text:p>itm_arnor_med_b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5|knows_power_strike_5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_bad,itm_arnor_med_b_good_cloak,itm_leather_gloves,itm_leather_boots,itm_leather_boots_dark_bad,itm_elven_bow,itm_ithilien_arrows,itm_arnor_sword_f,itm_arnor_sword_a,itm_riv_spear,itm_arnor_shield_a,],attr_elf_tier_5,wp_melee(360)|wp_archery(300),knows_common|knows_athletics_8|knows_shield_3|knows_power_draw_5|knows_power_strike_5|knows_ironflesh_6,arnor_face_older_1,arnor_face_older_2]," calcext:value-type="string">
            <text:p>["a5_arnor_master_ranger","Master_Ranger_of_Arnor","Master_Rangers_of_Arnor",tf_dunedain| tfg_ranged| tfg_gloves| tfg_armor| tfg_boots,0,0,fac_imladris,[itm_arnor_helm_c_bad,itm_arnor_med_b_good_cloak,itm_leather_gloves,itm_leather_boots,itm_leather_boots_dark_bad,itm_elven_bow,itm_ithilien_arrows,itm_arnor_sword_f,itm_arnor_sword_a,itm_riv_spear,itm_arnor_shield_a,],attr_elf_tier_5,wp_melee(360)|wp_archery(300),knows_common|knows_athletics_8|knows_shield_3|knows_power_draw_5|knows_power_strike_5|knows_ironflesh_6,arnor_face_older_1,arnor_face_older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itm_north_leather_bad,itm_north_leather_ok,itm_rohan_tunic_a,itm_rohan_tunic_b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, itm_rohan_leather_cloak,itm_dale_light_b_bad,itm_north_leather_o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_cloak, itm_rohan_mail,itm_rohan_mail_cloak,itm_dale_light_b_cloak, 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_cloak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_cloak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itm_mail_coif,</text:p>
          </table:table-cell>
          <table:table-cell table:style-name="ce12" office:value-type="string" calcext:value-type="string">
            <text:p>itm_rohan_mail,itm_rohan_mail_cloak,itm_rohan_mail_cloak, itm_rohan_rider_bad,itm_dale_light_b_lordly,itm_dale_med_a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mail_coif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mail_coif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itm_mail_coif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itm_dale_med_a_ok, itm_dale_med_a_cloak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mail_coif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mail_coif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itm_mail_coif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a_good,itm_dale_med_a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a_good,itm_dale_med_a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a_good,itm_dale_med_a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3|knows_power_draw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5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6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8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9|knows_shield_3|knows_power_strike_8|knows_ironflesh_8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9|knows_shield_3|knows_power_strike_8|knows_ironflesh_8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9|knows_shield_3|knows_power_strike_8|knows_ironflesh_8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itm_mail_coif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itm_mail_coif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2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2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2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itm_mail_coif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3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3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3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3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3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4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4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4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mail_coif_good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mail_coif_good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mail_coif_good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3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ism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a3_dism_skirmisher_of_rohan&quot;,&quot;Skirmisher_of_Rohan&quot;,&quot;Skirmishers_of_Rohan&quot;,tf_rohan| tfg_ranged| tfg_armor| tfg_helm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],attr_tier_4,wp_tier_4,knows_horse_archery_5|knows_riding_6|knows_power_draw_4|knows_power_strike_2|knows_ironflesh_2|knows_power_throw_4,rohan_face_young_1,rohan_face_old_2]," calcext:value-type="string">
            <text:p>["a3_dism_skirmisher_of_rohan","Skirmisher_of_Rohan","Skirmishers_of_Rohan",tf_rohan| tfg_ranged| tfg_armor| tfg_helm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ism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a4_dism_veteran_skirmisher_of_rohan&quot;,&quot;Veteran_Skirmisher_of_Rohan&quot;,&quot;Veteran_Skirmishers_of_Rohan&quot;,tf_rohan| tfg_ranged| tfg_shield| tfg_armor| tfg_helm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],attr_tier_5,wp_tier_5,knows_horse_archery_7|knows_riding_7|knows_power_draw_5|knows_power_strike_3|knows_ironflesh_3|knows_power_throw_5,rohan_face_middle_1,rohan_face_old_2]," calcext:value-type="string">
            <text:p>["a4_dism_veteran_skirmisher_of_rohan","Veteran_Skirmisher_of_Rohan","Veteran_Skirmishers_of_Rohan",tf_rohan| tfg_ranged| tfg_shield| tfg_armor| tfg_helm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ism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a5_dism_elite_skirmisher_of_rohan&quot;,&quot;Elite_Skirmisher_of_Rohan&quot;,&quot;Elite_Skirmishers_of_Rohan&quot;,tf_rohan| tfg_ranged| tfg_shield| tfg_armor| tfg_helm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],attr_tier_6,wp_tier_6,knows_horse_archery_5|knows_riding_7|knows_power_draw_5|knows_power_throw_5|knows_power_strike_3|knows_ironflesh_3,rohan_face_middle_1,rohan_face_old_2]," calcext:value-type="string">
            <text:p>["a5_dism_elite_skirmisher_of_rohan","Elite_Skirmisher_of_Rohan","Elite_Skirmishers_of_Rohan",tf_rohan| tfg_ranged| tfg_shield| tfg_armor| tfg_helm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itm_harad_padded_bad,itm_harad_tunic_ba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harad_padded_bad,itm_harad_tunic_bad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harad_padded_bad,itm_harad_tunic_bad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tunic,itm_harad_padded, itm_harad_pectoral_bad,itm_harad_scale_ba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arad_short_spear,itm_harad_dagger,itm_skirmisher_sword,itm_harad_sabre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tunic,itm_harad_padded, itm_harad_pectoral_bad,itm_harad_scale_bad,itm_harad_leather_greaves,itm_desert_boots, 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tunic,itm_harad_padded, itm_harad_pectoral_bad,itm_harad_scale_bad,itm_harad_leather_greaves,itm_desert_boots, 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pectoral, itm_harad_padded_good,</text:p>
          </table:table-cell>
          <table:table-cell table:style-name="ce12"/>
          <table:table-cell table:style-name="ce12" office:value-type="string" calcext:value-type="string">
            <text:p>itm_harad_scale_greaves,itm_harad_leather_greaves, 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pectoral, itm_harad_padded_good,itm_harad_scale_greaves,itm_harad_leather_greaves, 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pectoral, itm_harad_padded_good,itm_harad_scale_greaves,itm_harad_leather_greaves, 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pectoral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pectoral_lordly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pectoral_lordly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itm_harad_lamellar_good,itm_harad_heavy_lamellar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itm_black_snake_sword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lamellar_good,itm_harad_heavy_lamellar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lamellar_good,itm_harad_heavy_lamellar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heavy_lamellar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itm_black_snake_sword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heavy_lamellar_lordly,itm_leather_gloves,itm_harad_scale_greaves,itm_harad_khopesh,itm_black_snake_sword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heavy_lamellar_lordly,itm_leather_gloves,itm_harad_scale_greaves,itm_harad_khopesh,itm_black_snake_sword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tunic,itm_harad_padded_bad,itm_harad_tunic_good, 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tunic,itm_harad_padded_bad,itm_harad_tunic_good, 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tunic,itm_harad_padded_bad,itm_harad_tunic_good, 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tunic_good,itm_harad_padded,itm_harad_lamellar_ba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tunic_good,itm_harad_padded,itm_harad_lamellar_bad,itm_harad_leather_greaves,itm_desert_boots, 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tunic_good,itm_harad_padded,itm_harad_lamellar_bad,itm_harad_leather_greaves,itm_desert_boots, 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black_snake_armor_bad,itm_harad_pectora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black_snake_armor_bad,itm_harad_pectoral,itm_leather_gloves,itm_harad_leather_greaves,itm_lg_bow,itm_harad_arrows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black_snake_armor_bad,itm_harad_pectoral,itm_leather_gloves,itm_harad_leather_greaves,itm_lg_bow,itm_harad_arrows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tunic,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tunic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tunic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tunic_good,itm_harad_padded_good,itm_harad_scale_bad,itm_harad_lamellar_ba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tunic_good,itm_harad_padded_good,itm_harad_scale_bad,itm_harad_lamellar_bad,itm_harad_leather_greaves,itm_desert_boots, 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tunic_good,itm_harad_padded_good,itm_harad_scale_bad,itm_harad_lamellar_bad,itm_harad_leather_greaves,itm_desert_boots, 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_good,itm_harad_heavy_bad,itm_harad_scale,</text:p>
          </table:table-cell>
          <table:table-cell table:style-name="ce12"/>
          <table:table-cell table:style-name="ce12" office:value-type="string" calcext:value-type="string">
            <text:p>itm_harad_lamellar_greaves,itm_harad_leather_greaves,</text:p>
          </table:table-cell>
          <table:table-cell table:style-name="ce12" office:value-type="string" calcext:value-type="string">
            <text:p>itm_horandor_a,itm_harad_heavy_sword_bad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_good,itm_harad_heavy_bad,itm_harad_scale,itm_harad_lamellar_greaves,itm_harad_leather_greaves,itm_horandor_a,itm_harad_heavy_sword_bad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_good,itm_harad_heavy_bad,itm_harad_scale,itm_harad_lamellar_greaves,itm_harad_leather_greaves,itm_horandor_a,itm_harad_heavy_sword_bad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arad_heavy_sword_goo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3|knows_power_strike_5|knows_shield_3|knows_riding_7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_good,itm_leather_gloves,itm_harad_lamellar_greaves,itm_harad_long_spear,itm_harad_heavy_sword_good,itm_harad_yellow_shield,itm_harad_warhorse],attr_evil_tier_5,wp_tier_5,knows_common|knows_ironflesh_3|knows_power_strike_5|knows_shield_3|knows_riding_7 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_good,itm_leather_gloves,itm_harad_lamellar_greaves,itm_harad_long_spear,itm_harad_heavy_sword_good,itm_harad_yellow_shield,itm_harad_warhorse],attr_evil_tier_5,wp_tier_5,knows_common|knows_ironflesh_3|knows_power_strike_5|knows_shield_3|knows_riding_7 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tunic_good,itm_harad_padde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tunic_good,itm_harad_padded,itm_harad_leather_greaves,itm_desert_boots, itm_harad_bow,itm_harad_arrows,itm_horandor_a,itm_saddle_horse,],attr_evil_tier_3,wp_tier_bow_3,knows_common|knows_horse_archery_3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tunic_good,itm_harad_padded,itm_harad_leather_greaves,itm_desert_boots, itm_harad_bow,itm_harad_arrows,itm_horandor_a,itm_saddle_horse,],attr_evil_tier_3,wp_tier_bow_3,knows_common|knows_horse_archery_3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padded_good,</text:p>
          </table:table-cell>
          <table:table-cell table:style-name="ce12"/>
          <table:table-cell table:style-name="ce12" office:value-type="string" calcext:value-type="string">
            <text:p>itm_harad_lamellar_greaves,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itm_black_snake_sword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padded_good,itm_harad_lamellar_greaves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padded_good,itm_harad_lamellar_greaves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_good,itm_harad_heavy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3|knows_power_strike_4|knows_power_draw_5|knows_riding_7|knows_horse_archery_7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amellar_greaves,itm_nomad_bow,itm_harad_arrows,itm_black_snake_sword_good,itm_harad_heavy_sword,itm_harad_warhorse,],attr_evil_tier_5,wp_tier_bow_5,knows_common|knows_ironflesh_3|knows_power_strike_4|knows_power_draw_5|knows_riding_7|knows_horse_archery_7 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amellar_greaves,itm_nomad_bow,itm_harad_arrows,itm_black_snake_sword_good,itm_harad_heavy_sword,itm_harad_warhorse,],attr_evil_tier_5,wp_tier_bow_5,knows_common|knows_ironflesh_3|knows_power_strike_4|knows_power_draw_5|knows_riding_7|knows_horse_archery_7 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harad_champion_goo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harad_champion_goo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harad_champion_goo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CAMEL RIDER</text:p>
          </table:table-cell>
          <table:table-cell table:style-name="ce4" table:number-columns-repeated="19"/>
          <table:table-cell table:style-name="ce4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 office:value-type="string" office:string-value="#CAMEL RIDER" calcext:value-type="string">
            <text:p>#CAMEL RIDE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camel_rider</text:p>
          </table:table-cell>
          <table:table-cell table:style-name="ce3" office:value-type="string" calcext:value-type="string">
            <text:p>Harad_Camel_Rider</text:p>
          </table:table-cell>
          <table:table-cell table:style-name="ce3" office:value-type="string" calcext:value-type="string">
            <text:p>Harad_Camel_Riders</text:p>
          </table:table-cell>
          <table:table-cell table:style-name="ce8" office:value-type="string" calcext:value-type="string">
            <text:p>tf_harad| tfg_ranged| tf_mounted| tfg_armor| tfg_helm| tfg_horse|tfg_gloves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itm_harad_heavy_inf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javelin_big,itm_harad_javelin_big,</text:p>
          </table:table-cell>
          <table:table-cell table:style-name="ce12" office:value-type="string" calcext:value-type="string">
            <text:p>itm_far_harad_2h_mace,itm_harad_long_spear,</text:p>
          </table:table-cell>
          <table:table-cell table:style-name="ce12" office:value-type="string" calcext:value-type="string">
            <text:p>itm_camel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6|knows_power_strike_4|knows_power_throw_7|knows_riding_7|knows_horse_archery_8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[&quot;ac5_camel_rider&quot;,&quot;Harad_Camel_Rider&quot;,&quot;Harad_Camel_Riders&quot;,tf_harad| tfg_ranged| tf_mounted| tfg_armor| tfg_helm| tfg_horse|tfg_gloves| tfg_boots,0,0,fac_harad,[itm_black_snake_helm,itm_harad_heavy_inf_helm,itm_black_snake_armor,itm_leather_gloves,itm_harad_leather_greaves,itm_harad_javelin_big,itm_harad_javelin_big,itm_far_harad_2h_mace,itm_harad_long_spear,itm_camel],attr_evil_tier_5,wp_tier_bow_5,knows_common|knows_ironflesh_6|knows_power_strike_4|knows_power_throw_7|knows_riding_7|knows_horse_archery_8 ,haradrim_face_1,haradrim_face_2]," calcext:value-type="string">
            <text:p>["ac5_camel_rider","Harad_Camel_Rider","Harad_Camel_Riders",tf_harad| tfg_ranged| tf_mounted| tfg_armor| tfg_helm| tfg_horse|tfg_gloves| tfg_boots,0,0,fac_harad,[itm_black_snake_helm,itm_harad_heavy_inf_helm,itm_black_snake_armor,itm_leather_gloves,itm_harad_leather_greaves,itm_harad_javelin_big,itm_harad_javelin_big,itm_far_harad_2h_mace,itm_harad_long_spear,itm_camel],attr_evil_tier_5,wp_tier_bow_5,knows_common|knows_ironflesh_6|knows_power_strike_4|knows_power_throw_7|knows_riding_7|knows_horse_archery_8 ,haradrim_face_1,haradrim_face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dun_helm_b_bad,</text:p>
          </table:table-cell>
          <table:table-cell table:style-name="ce12" office:value-type="string" calcext:value-type="string">
            <text:p>itm_dunland_tunic_1_bad, itm_dunland_tunic_2_bad, itm_dunland_fur_1_bad, itm_dunland_fur_2_bad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<text:span text:style-name="T1">itm_dun_shield_a,itm_dun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1_dun_wildman&quot;,&quot;Dunnish_Wildman&quot;,&quot;Dunnish_Wildmen&quot;,tf_dunland| tf_randomize_face| tfg_armor| tfg_boots,0,0,fac_dunland,[itm_gundabad_helm_a, itm_dun_helm_b_bad,itm_dunland_tunic_1_bad, itm_dunland_tunic_2_bad, itm_dunland_fur_1_bad, itm_dunland_fur_2_bad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 itm_dun_helm_b_bad,itm_dunland_tunic_1_bad, itm_dunland_tunic_2_bad, itm_dunland_fur_1_bad, itm_dunland_fur_2_bad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| 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 itm_dun_helm_b,</text:p>
          </table:table-cell>
          <table:table-cell table:style-name="ce12" office:value-type="string" calcext:value-type="string">
            <text:p>itm_dunland_tunic_1, itm_dunland_tunic_2, itm_dunland_fur_1,itm_dunland_fur_2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dun_shield_a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2_dun_warrior&quot;,&quot;Dunnish_Warrior&quot;,&quot;Dunnish_Warriors&quot;,tf_dunland| tf_randomize_face| tfg_armor| tfg_boots| tfg_polearm,0,0,fac_dunland,[itm_gundabad_helm_a, itm_gundabad_helm_b, itm_dun_helm_b,itm_dunland_tunic_1, itm_dunland_tunic_2, itm_dunland_fur_1,itm_dunland_fur_2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| tfg_polearm,0,0,fac_dunland,[itm_gundabad_helm_a, itm_gundabad_helm_b, itm_dun_helm_b,itm_dunland_tunic_1, itm_dunland_tunic_2, itm_dunland_fur_1,itm_dunland_fur_2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 itm_dun_helm_c_bad,</text:p>
          </table:table-cell>
          <table:table-cell table:style-name="ce12" office:value-type="string" calcext:value-type="string">
            <text:p>itm_dunland_tunic_1_good, itm_dunland_tunic_2_good, itm_dunland_fur_1_good, itm_dunland_fur_2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i3_dun_pikeman&quot;,&quot;Dunnish_Pikeman&quot;,&quot;Dunnish_Pikemen&quot;,tf_dunland| tf_randomize_face| tfg_armor| tfg_boots,0,0,fac_dunland,[itm_gundabad_helm_b, itm_dun_helm_b, itm_dun_helm_c_bad,itm_dunland_tunic_1_good, itm_dunland_tunic_2_good, itm_dunland_fur_1_good, itm_dunland_fur_2_good,itm_leather_gloves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 itm_dun_helm_c_bad,itm_dunland_tunic_1_good, itm_dunland_tunic_2_good, itm_dunland_fur_1_good, itm_dunland_fur_2_good,itm_leather_gloves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_good, itm_dun_helm_c_good,</text:p>
          </table:table-cell>
          <table:table-cell table:style-name="ce12" office:value-type="string" calcext:value-type="string">
            <text:p>itm_dunland_mail_1, itm_dunland_mail_2, </text:p>
          </table:table-cell>
          <table:table-cell table:style-name="ce12" office:value-type="string" calcext:value-type="string">
            <text:p>itm_leather_gloves,itm_fur_gloves_reward, </text:p>
          </table:table-cell>
          <table:table-cell table:style-name="ce12" office:value-type="string" calcext:value-type="string">
            <text:p>itm_dunland_wolfboots,itm_leather_boots_dark_bad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4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4_dun_vet_pikeman&quot;,&quot;Dunnish_Veteran_Pikeman&quot;,&quot;Dunnish_Veteran_Pikemen&quot;,tf_dunland| tf_randomize_face| tfg_armor| tfg_helm| tfg_boots,0,0,fac_dunland,[itm_dun_helm_b_good, itm_dun_helm_c_good,itm_dunland_mail_1, itm_dunland_mail_2, itm_leather_gloves,itm_fur_gloves_reward, itm_dunland_wolfboots,itm_leather_boots_dark_bad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_good, itm_dun_helm_c_good,itm_dunland_mail_1, itm_dunland_mail_2, itm_leather_gloves,itm_fur_gloves_reward, itm_dunland_wolfboots,itm_leather_boots_dark_bad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fur_1_good, itm_dunland_fur_2_good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land_javelin_big,itm_dunland_javelin_big,itm_dunnish_antler_axe,itm_twohand_wood_club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fur_1_good, itm_dunland_fur_2_good,itm_dunland_wolfboots,itm_dunland_javelin_big,itm_dunland_javelin_big,itm_dunnish_antler_axe,itm_twohand_wood_club,itm_dun_shield_a,itm_dun_shield_b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fur_1_good, itm_dunland_fur_2_good,itm_dunland_wolfboots,itm_dunland_javelin_big,itm_dunland_javelin_big,itm_dunnish_antler_axe,itm_twohand_wood_club,itm_dun_shield_a,itm_dun_shield_b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 itm_dun_helm_c_bad,</text:p>
          </table:table-cell>
          <table:table-cell table:style-name="ce12" office:value-type="string" calcext:value-type="string">
            <text:p>itm_dunland_tunic_1_good, itm_dunland_tunic_2_good, itm_dunland_fur_1_good, itm_dunland_fur_2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itm_leather_boots_dark_bad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3_dun_vet_warrior&quot;,&quot;Dunnish_Veteran_Warrior&quot;,&quot;Dunnish_Veteran_Warriors&quot;,tf_dunland| tf_randomize_face| tfg_shield| tfg_armor| tfg_ranged,0,0,fac_dunland,[itm_gundabad_helm_b, itm_dun_helm_b, itm_dun_helm_c_bad,itm_dunland_tunic_1_good, itm_dunland_tunic_2_good, itm_dunland_fur_1_good, itm_dunland_fur_2_good,itm_leather_gloves,itm_dunland_wolfboots,itm_leather_boots_dark_bad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ranged,0,0,fac_dunland,[itm_gundabad_helm_b, itm_dun_helm_b, itm_dun_helm_c_bad,itm_dunland_tunic_1_good, itm_dunland_tunic_2_good, itm_dunland_fur_1_good, itm_dunland_fur_2_good,itm_leather_gloves,itm_dunland_wolfboots,itm_leather_boots_dark_bad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mail_1_bad, itm_dunland_mail_2_bad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itm_leather_boots_dark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i4_dun_wolf_warrior&quot;,&quot;Dunnish_Wolf_Warrior&quot;,&quot;Dunnish_Wolf_Warriors&quot;,tf_dunland| tf_randomize_face| tfg_shield| tfg_armor| tfg_helm| tfg_ranged,0,0,fac_dunland,[itm_dun_helm_a,itm_dunland_mail_1_bad, itm_dunland_mail_2_bad, itm_leather_gloves,itm_dunland_wolfboots,itm_leather_boots_dark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ranged,0,0,fac_dunland,[itm_dun_helm_a,itm_dunland_mail_1_bad, itm_dunland_mail_2_bad, itm_leather_gloves,itm_dunland_wolfboots,itm_leather_boots_dark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mail_1_good, itm_dunland_mail_2_good,</text:p>
          </table:table-cell>
          <table:table-cell table:style-name="ce12" office:value-type="string" calcext:value-type="string">
            <text:p>itm_leather_gloves,itm_fur_gloves_reward, </text:p>
          </table:table-cell>
          <table:table-cell table:style-name="ce12" office:value-type="string" calcext:value-type="string">
            <text:p>itm_dunland_wolfboots,itm_leather_boots_dark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i5_dun_wolf_guard&quot;,&quot;Dunnish_Wolf_Guard&quot;,&quot;Dunnish_Wolf_Guards&quot;,tf_dunland| tf_randomize_face| tfg_shield| tfg_armor| tfg_helm| tfg_boots,0,0,fac_dunland,[itm_dun_helm_a,itm_dunland_mail_1_good, itm_dunland_mail_2_good,itm_leather_gloves,itm_fur_gloves_reward, itm_dunland_wolfboots,itm_leather_boots_dark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mail_1_good, itm_dunland_mail_2_good,itm_leather_gloves,itm_fur_gloves_reward, itm_dunland_wolfboots,itm_leather_boots_dark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b,</text:p>
          </table:table-cell>
          <table:table-cell table:style-name="ce12" office:value-type="string" calcext:value-type="string">
            <text:p>itm_dunland_mail_1, itm_dunland_mail_2, </text:p>
          </table:table-cell>
          <table:table-cell table:style-name="ce12" office:value-type="string" calcext:value-type="string">
            <text:p>itm_fur_gloves_reward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dun_berserker, itm_twohand_wood_club,itm_dunland_javelin_big,itm_dunland_javelin_big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b,itm_dunland_mail_1, itm_dunland_mail_2, itm_fur_gloves_reward,itm_splinted_greaves,itm_leather_boots_dark,itm_dun_berserker, itm_twohand_wood_club,itm_dunland_javelin_big,itm_dunland_javelin_big,itm_dun_shield_a,itm_dun_shield_b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b,itm_dunland_mail_1, itm_dunland_mail_2, itm_fur_gloves_reward,itm_splinted_greaves,itm_leather_boots_dark,itm_dun_berserker, itm_twohand_wood_club,itm_dunland_javelin_big,itm_dunland_javelin_big,itm_dun_shield_a,itm_dun_shield_b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 itm_wilderness_cowl,</text:p>
          </table:table-cell>
          <table:table-cell table:style-name="ce12" office:value-type="string" calcext:value-type="string">
            <text:p>itm_dunland_mail_1, itm_dunland_chieftain_bad,</text:p>
          </table:table-cell>
          <table:table-cell table:style-name="ce12" office:value-type="string" calcext:value-type="string">
            <text:p>itm_fur_gloves_reward,</text:p>
          </table:table-cell>
          <table:table-cell table:style-name="ce12" office:value-type="string" calcext:value-type="string">
            <text:p>itm_dunland_wolfboots,itm_leather_boots_dark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a5_dun_night_wolf&quot;,&quot;Dunnish_Night_Wolf&quot;,&quot;Dunnish_Night_Wolfs&quot;,tf_dunland| tf_randomize_face| tfg_shield| tfg_armor| tfg_boots| tfg_ranged,0,0,fac_dunland,[itm_dun_helm_a, itm_wilderness_cowl,itm_dunland_mail_1, itm_dunland_chieftain_bad,itm_fur_gloves_reward,itm_dunland_wolfboots,itm_leather_boots_dark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 itm_wilderness_cowl,itm_dunland_mail_1, itm_dunland_chieftain_bad,itm_fur_gloves_reward,itm_dunland_wolfboots,itm_leather_boots_dark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2_khand_pit_dog&quot;,&quot;Khand_Pit_Dog&quot;,&quot;Khand_Pit_Dogs&quot;,tf_evil_man| tfg_armor,0,0,fac_khand,[itm_khand_helm_mask,itm_khand_inf_helm_a_bad,itm_khand_light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itm_khand_ligh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khand_light_lam_good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khand_light_lam_good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itm_khand_mail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khand_mail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khand_mail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itm_khan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khand_mail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khand_mail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itm_khand_mail, itm_khand_heavy_lam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khand_mail, itm_khand_heavy_lam_bad,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khand_mail, itm_khand_heavy_lam_bad,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itm_khand_mail_good,itm_khand_heavy_lam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4|knows_power_strike_4|knows_shield_3|knows_riding_5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khand_mail_good,itm_khand_heavy_lam_bad,itm_mail_mittens,itm_splinted_greaves_good,itm_khand_mace1, itm_khand_mace2,itm_easterling_round_horseman,itm_variag_kataphrakt,],attr_evil_tier_5,wp_tier_5,knows_common|knows_ironflesh_4|knows_power_strike_4|knows_shield_3|knows_riding_5 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khand_mail_good,itm_khand_heavy_lam_bad,itm_mail_mittens,itm_splinted_greaves_good,itm_khand_mace1, itm_khand_mace2,itm_easterling_round_horseman,itm_variag_kataphrakt,],attr_evil_tier_5,wp_tier_5,knows_common|knows_ironflesh_4|knows_power_strike_4|knows_shield_3|knows_riding_5 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4|knows_power_strike_4|knows_riding_7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ironflesh_4|knows_power_strike_4|knows_riding_7 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ironflesh_4|knows_power_strike_4|knows_riding_7 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itm_khand_ligh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khand_light_lam_good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khand_light_lam_good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itm_khand_mail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khand_mail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khand_mail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_big,itm_javelin_big,itm_khand_tulwar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_big,itm_javelin_big,itm_khand_tulwar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_bad,itm_khan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5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_bad,itm_khand_mail_bad,itm_leather_gloves,itm_splinted_greaves,itm_leather_boots_dark,itm_javelin_big,itm_javelin_big,itm_khand_tulwar,itm_easterling_round_horseman,itm_steppe_horse,],attr_evil_tier_4,wp_tier_4,knows_common|knows_horse_archery_5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_bad,itm_khand_mail_bad,itm_leather_gloves,itm_splinted_greaves,itm_leather_boots_dark,itm_javelin_big,itm_javelin_big,itm_khand_tulwar,itm_easterling_round_horseman,itm_steppe_horse,],attr_evil_tier_4,wp_tier_4,knows_common|knows_horse_archery_5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med_lam, itm_khand_mail, 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2|knows_power_strike_3|knows_power_throw_5|knows_shield_3|knows_riding_7|knows_horse_archery_6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med_lam, itm_khand_mail, itm_khand_heavy_lam_bad,itm_leather_gloves,itm_splinted_greaves,itm_javelin_big,itm_javelin_big,itm_khand_tulwar,itm_easterling_round_horseman,itm_variag_kataphrakt,],attr_evil_tier_5,wp_tier_5,knows_common|knows_ironflesh_2|knows_power_strike_3|knows_power_throw_5|knows_shield_3|knows_riding_7|knows_horse_archery_6 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med_lam, itm_khand_mail, itm_khand_heavy_lam_bad,itm_leather_gloves,itm_splinted_greaves,itm_javelin_big,itm_javelin_big,itm_khand_tulwar,itm_easterling_round_horseman,itm_variag_kataphrakt,],attr_evil_tier_5,wp_tier_5,knows_common|knows_ironflesh_2|knows_power_strike_3|knows_power_throw_5|knows_shield_3|knows_riding_7|knows_horse_archery_6 ,khand_man1,khand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7]&lt;&gt;&quot;&quot;;[.B327]&lt;&gt;&quot;&quot;);CONCATENATE([Variables.$I$1];[Variables.$I$7];[.A327];[Variables.$I$7];[Variables.$I$6];[Variables.$I$7];[.B327];[Variables.$I$7];[Variables.$I$6];[Variables.$I$7];[.C327];[Variables.$I$7];[Variables.$I$6];[.D327];[Variables.$I$6];[.E327];[Variables.$I$6];[.F327];[Variables.$I$6];[.G327];[Variables.$I$6];[Variables.$I$1];[.H327];[.I327];[.J327];[.K327];[.L327];[.M327];[.N327];[Variables.$I$2];[Variables.$I$6];[.O327];[Variables.$I$6];[.P327];[Variables.$I$6];[.Q327];[Variables.$I$6];[.R327];[Variables.$I$6];[.S327];IF([.T327]&lt;&gt;&quot;&quot;;CONCATENATE([Variables.$I$6];[.T327]);&quot;&quot;);[Variables.$I$2];[Variables.$I$6]);IF([.A327]&lt;&gt;&quot;&quot;;CONCATENATE(&quot;#&quot;;[.A327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>
            <text:p/>
          </table:table-cell>
          <table:table-cell table:number-columns-repeated="4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light_a_bad,itm_isen_orc_light_b_bad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1_isen_orc_snaga&quot;,&quot;Orc_Snaga_of_Isengard&quot;,&quot;Orc_Snagas_of_Isengard&quot;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 itm_isen_orc_helm_a,</text:p>
          </table:table-cell>
          <table:table-cell table:style-name="ce12" office:value-type="string" calcext:value-type="string">
            <text:p>itm_isen_orc_light_a,itm_isen_orc_light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orc_simple_spear,itm_orc_bill_bad,itm_orc_bill_bad,</text:p>
          </table:table-cell>
          <table:table-cell table:style-name="ce12" office:value-type="string" calcext:value-type="string">
            <text:p>itm_orc_slasher,itm_orc_slasher_heavy,itm_orc_slash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2_isen_orc&quot;,&quot;Orc_of_Isengard&quot;,&quot;Orcs_of_Isengard&quot;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pad_a,itm_isen_orc_pad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_bad,</text:p>
          </table:table-cell>
          <table:table-cell table:style-name="ce12" office:value-type="string" calcext:value-type="string">
            <text:p>itm_orc_slasher_heavy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&quot;,&quot;Large_Orc_of_Isengard&quot;,&quot;Large_Orcs_of_Isengard&quot;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pad_b_good, itm_isen_orc_mail_b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spear,itm_isengard_spear,</text:p>
          </table:table-cell>
          <table:table-cell table:style-name="ce12" office:value-type="string" calcext:value-type="string">
            <text:p>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&quot;,&quot;Fell_Orc_of_Isengard&quot;,&quot;Fell_Orcs_of_Isengard&quot;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<text:span text:style-name="T1">tf_orc|tfg_armor|</text:span>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mail_a_bad,itm_isen_orc_light_b_goo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i3_isen_large_orc_despoiler&quot;,&quot;Large_Orc_Despoiler&quot;,&quot;Large_Orc_Despoilers&quot;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mail_a, itm_isen_orc_mail_b_bad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i4_isen_fell_orc_despoiler&quot;,&quot;Fell_Orc_Despoiler&quot;,&quot;Fell_Orc_Despoilers&quot;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light_a,itm_isen_orc_light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2_isen_wolf_rider&quot;,&quot;Wolf_Rider_of_Isengard&quot;,&quot;Wolf_Riders_of_Isengard&quot;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light_a_good, itm_isen_orc_light_b_good, itm_isen_orc_mail_a_bad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club_b,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7]&lt;&gt;&quot;&quot;;[.B337]&lt;&gt;&quot;&quot;);CONCATENATE([Variables.$I$1];[Variables.$I$7];[.A337];[Variables.$I$7];[Variables.$I$6];[Variables.$I$7];[.B337];[Variables.$I$7];[Variables.$I$6];[Variables.$I$7];[.C337];[Variables.$I$7];[Variables.$I$6];[.D337];[Variables.$I$6];[.E337];[Variables.$I$6];[.F337];[Variables.$I$6];[.G337];[Variables.$I$6];[Variables.$I$1];[.H337];[.I337];[.J337];[.K337];[.L337];[.M337];[.N337];[Variables.$I$2];[Variables.$I$6];[.O337];[Variables.$I$6];[.P337];[Variables.$I$6];[.Q337];[Variables.$I$6];[.R337];[Variables.$I$6];[.S337];IF([.T337]&lt;&gt;&quot;&quot;;CONCATENATE([Variables.$I$6];[.T337]);&quot;&quot;);[Variables.$I$2];[Variables.$I$6]);IF([.A337]&lt;&gt;&quot;&quot;;CONCATENATE(&quot;#&quot;;[.A337]);&quot;&quot;))" office:value-type="string" office:string-value="[&quot;ac3_isen_warg_rider&quot;,&quot;Warg_Rider_of_Isengard&quot;,&quot;Warg_Riders_of_Isengard&quot;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<text:span text:style-name="T1">tf_orc| tf_mounted| tfg_ranged| tfg_armor| tfg_helm|</text:span>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orc_mail_a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isengard_mallet,itm_isengard_spea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[&quot;ac4_isen_white_hand_rider&quot;,&quot;White_Hand_Rider&quot;,&quot;White_Hand_Riders&quot;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short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2_isen_uruk_tracker&quot;,&quot;Uruk_Hai_Tracker&quot;,&quot;Uruk_Hai_Trackers&quot;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,</text:p>
          </table:table-cell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itm_isengard_sword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heavy_d_goo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itm_isengard_heavy_axe,itm_isengard_heavy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<text:span text:style-name="T1">tf_urukhai| tf_mounted| tfg_armor| </text:span>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light_c_bad, itm_isen_uruk_light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itm_uruk_ragwrap, </text:p>
          </table:table-cell>
          <table:table-cell table:style-name="ce12" office:value-type="string" calcext:value-type="string">
            <text:p>itm_isengard_heavy_axe,itm_isengard_mallet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6_isen_uruk_berserker&quot;,&quot;Fighting_Uruk_Hai_Berserker&quot;,&quot;Fighting_Uruk_Hai_Berserkers&quot;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</text:p>
          </table:table-cell>
          <table:table-cell table:style-name="ce12" office:value-type="string" calcext:value-type="string">
            <text:p>itm_isen_uruk_light_a,itm_isen_uruk_light_a_bad,itm_isen_uruk_light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,itm_orc_slasher,itm_orc_axe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1_isen_uruk_snaga&quot;,&quot;Uruk_Hai_Newborn&quot;,&quot;Uruk_Hai_Newborns&quot;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uruk_light_a_good, itm_isen_uruk_light_b, itm_isen_uruk_med_a_bad, itm_isen_uruk_med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weapon_master_1|knows_shield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2_isen_uruk&quot;,&quot;Uruk_Hai_of_Isengard&quot;,&quot;Uruk_Hai_of_Isengard&quot;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bad,</text:p>
          </table:table-cell>
          <table:table-cell table:style-name="ce12" office:value-type="string" calcext:value-type="string">
            <text:p>itm_isen_uruk_light_b_good, itm_isen_uruk_med_a, itm_isen_uruk_med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b_good, itm_isen_uruk_heavy_a_bad, itm_isen_uruk_heavy_b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b_good, itm_isen_uruk_heavy_c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a_good, itm_isen_uruk_heavy_a_bad, itm_isen_uruk_heavy_b_bad, 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3_isen_uruk_pikeman&quot;,&quot;Uruk_Hai_Pikeman&quot;,&quot;Uruk_Hai_Pikemen&quot;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 itm_isen_uruk_heavy_b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orc_bill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orc_bill_heavy,itm_orc_two_handed_axe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orc_two_handed_axe_heavy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6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6|knows_ironflesh_9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_bad,itm_orc_slasher_heavy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falchion,itm_orc_slasher_heavy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falchion_heavy,itm_orc_two_handed_axe,itm_twohand_wood_club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_bad,</text:p>
          </table:table-cell>
          <table:table-cell table:style-name="ce12" office:value-type="string" calcext:value-type="string">
            <text:p>itm_wood_club,itm_orc_slasher,itm_orc_slasher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ill_heavy, itm_orc_simple_spear_heavy,</text:p>
          </table:table-cell>
          <table:table-cell table:style-name="ce12" office:value-type="string" calcext:value-type="string">
            <text:p>itm_orc_slasher,itm_orc_slasher,itm_mordor_uruk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club_d_ba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club_d,</text:p>
          </table:table-cell>
          <table:table-cell table:style-name="ce12"/>
          <table:table-cell table:style-name="ce23" office:value-type="string" calcext:value-type="string">
            <text:p>str_12| agi_11| int_7| cha_7|level(20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4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_bad,itm_orc_axe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imple_spear_heavy,itm_orc_skull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_heavy, itm_orc_simple_spear_heavy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falchion_bad,itm_orc_slasher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1_moria_snaga&quot;,&quot;Snaga_of_Moria&quot;,&quot;Snagas_of_Moria&quot;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_bad,itm_orc_falchion,itm_orc_scimitar_bad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itm_orc_pick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<text:span text:style-name="T6">|knows_athletics_5|knows_power_throw_2</text:span>|knows_power_strike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_heavy,itm_orc_scimitar_heavy,itm_orc_simple_spear_heavy,itm_orc_bill_heavy,itm_orc_pick,</text:p>
          </table:table-cell>
          <table:table-cell table:style-name="ce12" office:value-type="string" calcext:value-type="string">
            <text:p>itm_orc_throwing_axes,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<text:span text:style-name="T1">knows_common</text:span><text:span text:style-name="T5">|knows_ironflesh_4</text:span>|knows_athletics_6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_bad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<text:span text:style-name="T1">tf_orc| tfg_ranged| tfg_armor</text:span>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<text:span text:style-name="T1">knows_common|</text:span><text:span text:style-name="T5">knows_ironflesh_3|</text:span>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[&quot;a3_moria_large_goblin_archer&quot;,&quot;Large_Goblin_Archer_of_Moria&quot;,&quot;Large_Goblin_Archers_of_Moria&quot;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" calcext:value-type="string">
            <text:p>["a3_moria_large_goblin_archer","Large_Goblin_Archer_of_Moria","Large_Goblin_Archers_of_Moria"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<text:span text:style-name="T1">tf_orc| tfg_ranged| tfg_armor</text:span>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_heavy,itm_orc_falchion,itm_orc_pick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<text:span text:style-name="T1">knows_common|</text:span><text:span text:style-name="T5">knows_ironflesh_4|</text:span>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a4_moria_fell_goblin_archer&quot;,&quot;Fell_Goblin_Archer_of_Moria&quot;,&quot;Fell_Goblin_Archers_of_Moria&quot;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" calcext:value-type="string">
            <text:p>["a4_moria_fell_goblin_archer","Fell_Goblin_Archer_of_Moria","Fell_Goblin_Archers_of_Moria"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_heavy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orc_sabre_heavy,itm_orc_scimitar_heavy,</text:p>
          </table:table-cell>
          <table:table-cell table:style-name="ce12" office:value-type="string" calcext:value-type="string">
            <text:p>itm_orc_skull_spear,itm_orc_simple_spear_heavy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1_gunda_goblin&quot;,&quot;Gundabad_Goblin&quot;,&quot;Gundabad_Goblins&quot;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lasher,itm_orc_slasher,itm_wood_club,itm_orc_simple_spear,itm_orc_skull_spear,itm_orc_axe,itm_orc_falchion_bad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,itm_orc_sabre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_heavy,itm_orc_sabre_heavy,itm_orc_skull_spear_heavy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3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battle_axe,itm_uruk_falchion_b_bad,itm_uruk_falchion_b_heavy, itm_orc_skull_spear_heavy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3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scimitar_heavy,itm_orc_falchion_heavy,itm_orc_sabre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_heavy,itm_orc_scimitar_heavy,itm_orc_skull_spear,itm_orc_club_b,itm_orc_club_b_heavy,itm_uruk_falchion_b_bad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_heavy,itm_orc_sabre_heavy,itm_orc_club_c,itm_orc_club_b_heavy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 itm_orc_throwing_axes,itm_orc_shield_b,itm_orc_shield_c,],attr_orc_tier_5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<text:s/>itm_orc_throwing_axes,itm_orc_shield_b,itm_orc_shield_c,],attr_orc_tier_5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itm_uruk_falchion_a,itm_orc_falcion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orc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orc_simple_spear_heavy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orc_simple_spear_heavy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3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4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 office:value-type="string" office:string-value="[&quot;ent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52]&lt;&gt;&quot;&quot;;[.B452]&lt;&gt;&quot;&quot;);CONCATENATE([Variables.$I$1];[Variables.$I$7];[.A452];[Variables.$I$7];[Variables.$I$6];[Variables.$I$7];[.B452];[Variables.$I$7];[Variables.$I$6];[Variables.$I$7];[.C452];[Variables.$I$7];[Variables.$I$6];[.D452];[Variables.$I$6];[.E452];[Variables.$I$6];[.F452];[Variables.$I$6];[.G452];[Variables.$I$6];[Variables.$I$1];[.H452];[.I452];[.J452];[.K452];[.L452];[.M452];[.N452];[Variables.$I$2];[Variables.$I$6];[.O452];[Variables.$I$6];[.P452];[Variables.$I$6];[.Q452];[Variables.$I$6];[.R452];[Variables.$I$6];[.S452];IF([.T452]&lt;&gt;&quot;&quot;;CONCATENATE([Variables.$I$6];[.T452]);&quot;&quot;);[Variables.$I$2];[Variables.$I$6]);IF([.A452]&lt;&gt;&quot;&quot;;CONCATENATE(&quot;#&quot;;[.A452]);&quot;&quot;))">
            <text:p/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8]&lt;&gt;&quot;&quot;;[.B458]&lt;&gt;&quot;&quot;);CONCATENATE([Variables.$I$1];[Variables.$I$7];[.A458];[Variables.$I$7];[Variables.$I$6];[Variables.$I$7];[.B458];[Variables.$I$7];[Variables.$I$6];[Variables.$I$7];[.C458];[Variables.$I$7];[Variables.$I$6];[.D458];[Variables.$I$6];[.E458];[Variables.$I$6];[.F458];[Variables.$I$6];[.G458];[Variables.$I$6];[Variables.$I$1];[.H458];[.I458];[.J458];[.K458];[.L458];[.M458];[.N458];[Variables.$I$2];[Variables.$I$6];[.O458];[Variables.$I$6];[.P458];[Variables.$I$6];[.Q458];[Variables.$I$6];[.R458];[Variables.$I$6];[.S458];IF([.T458]&lt;&gt;&quot;&quot;;CONCATENATE([Variables.$I$6];[.T458]);&quot;&quot;);[Variables.$I$2];[Variables.$I$6]);IF([.A458]&lt;&gt;&quot;&quot;;CONCATENATE(&quot;#&quot;;[.A458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9]&lt;&gt;&quot;&quot;;[.B459]&lt;&gt;&quot;&quot;);CONCATENATE([Variables.$I$1];[Variables.$I$7];[.A459];[Variables.$I$7];[Variables.$I$6];[Variables.$I$7];[.B459];[Variables.$I$7];[Variables.$I$6];[Variables.$I$7];[.C459];[Variables.$I$7];[Variables.$I$6];[.D459];[Variables.$I$6];[.E459];[Variables.$I$6];[.F459];[Variables.$I$6];[.G459];[Variables.$I$6];[Variables.$I$1];[.H459];[.I459];[.J459];[.K459];[.L459];[.M459];[.N459];[Variables.$I$2];[Variables.$I$6];[.O459];[Variables.$I$6];[.P459];[Variables.$I$6];[.Q459];[Variables.$I$6];[.R459];[Variables.$I$6];[.S459];IF([.T459]&lt;&gt;&quot;&quot;;CONCATENATE([Variables.$I$6];[.T459]);&quot;&quot;);[Variables.$I$2];[Variables.$I$6]);IF([.A459]&lt;&gt;&quot;&quot;;CONCATENATE(&quot;#&quot;;[.A459]);&quot;&quot;))">
            <text:p/>
          </table:table-cell>
          <table:table-cell table:number-columns-repeated="43"/>
        </table:table-row>
        <table:table-row table:style-name="ro1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5" table:number-rows-repeated="69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3"/>
        <table:table-row table:style-name="ro6">
          <table:table-cell table:number-columns-repeated="7"/>
          <table:table-cell table:style-name="ce69" office:value-type="string" calcext:value-type="string">
            <text:p>Char 1</text:p>
          </table:table-cell>
          <table:table-cell table:style-name="ce69" office:value-type="string" calcext:value-type="string">
            <text:p>[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2</text:p>
          </table:table-cell>
          <table:table-cell table:style-name="ce69" office:value-type="string" calcext:value-type="string">
            <text:p>]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3</text:p>
          </table:table-cell>
          <table:table-cell table:style-name="ce69" office:value-type="string" calcext:value-type="string">
            <text:p>(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4</text:p>
          </table:table-cell>
          <table:table-cell table:style-name="ce69" office:value-type="string" calcext:value-type="string">
            <text:p>)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5</text:p>
          </table:table-cell>
          <table:table-cell table:style-name="ce69" office:value-type="string" calcext:value-type="string">
            <text:p>|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6</text:p>
          </table:table-cell>
          <table:table-cell table:style-name="ce69" office:value-type="string" calcext:value-type="string">
            <text:p>,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7</text:p>
          </table:table-cell>
          <table:table-cell table:style-name="ce69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7">
          <table:table-cell table:style-name="ce6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Cambria2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8">00.00.0000</text:date>, <text:time style:data-style-name="N2" text:time-value="12:20:17.494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meta:initial-creator/>
    <meta:creation-date>2018-01-09T20:56:58Z</meta:creation-date>
    <dc:date>2023-12-28T13:43:36.610000000</dc:date>
    <meta:editing-cycles>600</meta:editing-cycles>
    <meta:editing-duration>P7DT5H57M57S</meta:editing-duration>
    <meta:document-statistic meta:table-count="2" meta:cell-count="7134" meta:object-count="0"/>
  </office:meta>
</office:document-meta>
</file>